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3.0366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5618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441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>
            <text:p>Task ID</text:p>
          </table:table-cell>
          <table:table-cell office:value-type="string">
            <text:p>Task</text:p>
          </table:table-cell>
          <table:table-cell office:value-type="string">
            <text:p>Assigned To</text:p>
          </table:table-cell>
          <table:table-cell table:style-name="Default" office:value-type="string">
            <text:p>Planned Start</text:p>
          </table:table-cell>
          <table:table-cell table:style-name="Default" office:value-type="string">
            <text:p>Planned End</text:p>
          </table:table-cell>
          <table:table-cell office:value-type="string">
            <text:p>Predecess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et customer</text:p>
          </table:table-cell>
          <table:table-cell office:value-type="string">
            <text:p>Team</text:p>
          </table:table-cell>
          <table:table-cell office:value-type="date" office:date-value="2019-08-11">
            <text:p>08/11/19</text:p>
          </table:table-cell>
          <table:table-cell office:value-type="date" office:date-value="2019-08-12">
            <text:p>08/12/19</text:p>
          </table:table-cell>
          <table:table-cell/>
        </table:table-row>
        <table:table-row table:style-name="ro1">
          <table:table-cell table:style-name="ce1" office:value-type="float" office:value="1.1">
            <text:p>1.1</text:p>
          </table:table-cell>
          <table:table-cell office:value-type="string">
            <text:p>Define Requirements</text:p>
          </table:table-cell>
          <table:table-cell office:value-type="string">
            <text:p>Team</text:p>
          </table:table-cell>
          <table:table-cell office:value-type="date" office:date-value="2019-08-11">
            <text:p>08/11/19</text:p>
          </table:table-cell>
          <table:table-cell office:value-type="date" office:date-value="2019-08-12">
            <text:p>08/12/1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sign Database</text:p>
          </table:table-cell>
          <table:table-cell office:value-type="string">
            <text:p>Senay, Adrian, Seyed</text:p>
          </table:table-cell>
          <table:table-cell office:value-type="date" office:date-value="2019-08-15">
            <text:p>08/15/19</text:p>
          </table:table-cell>
          <table:table-cell office:value-type="date" office:date-value="2019-11-02">
            <text:p>11/02/19</text:p>
          </table:table-cell>
          <table:table-cell/>
        </table:table-row>
        <table:table-row table:style-name="ro2">
          <table:table-cell office:value-type="float" office:value="2.1">
            <text:p>2.1</text:p>
          </table:table-cell>
          <table:table-cell office:value-type="string">
            <text:p>Create weather data file</text:p>
          </table:table-cell>
          <table:table-cell office:value-type="string">
            <text:p>Senay</text:p>
          </table:table-cell>
          <table:table-cell office:value-type="date" office:date-value="2019-08-15">
            <text:p>08/15/19</text:p>
          </table:table-cell>
          <table:table-cell office:value-type="date" office:date-value="2019-09-10">
            <text:p>09/10/19</text:p>
          </table:table-cell>
          <table:table-cell/>
        </table:table-row>
        <table:table-row table:style-name="ro2">
          <table:table-cell table:style-name="ce1" office:value-type="float" office:value="2.2">
            <text:p>2.2</text:p>
          </table:table-cell>
          <table:table-cell office:value-type="string">
            <text:p>Generate random electricity usage</text:p>
          </table:table-cell>
          <table:table-cell office:value-type="string">
            <text:p>Senay</text:p>
          </table:table-cell>
          <table:table-cell office:value-type="date" office:date-value="2019-09-10">
            <text:p>09/10/19</text:p>
          </table:table-cell>
          <table:table-cell office:value-type="date" office:date-value="2019-10-03">
            <text:p>10/03/19</text:p>
          </table:table-cell>
          <table:table-cell/>
        </table:table-row>
        <table:table-row table:style-name="ro2">
          <table:table-cell office:value-type="float" office:value="2.3">
            <text:p>2.3</text:p>
          </table:table-cell>
          <table:table-cell office:value-type="string">
            <text:p>Generate random water usage</text:p>
          </table:table-cell>
          <table:table-cell office:value-type="string">
            <text:p>Senay</text:p>
          </table:table-cell>
          <table:table-cell office:value-type="date" office:date-value="2019-10-03">
            <text:p>10/03/19</text:p>
          </table:table-cell>
          <table:table-cell office:value-type="date" office:date-value="2019-10-20">
            <text:p>10/20/19</text:p>
          </table:table-cell>
          <table:table-cell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sign Front-End</text:p>
          </table:table-cell>
          <table:table-cell office:value-type="string">
            <text:p>Gentry, Chris, Preston</text:p>
          </table:table-cell>
          <table:table-cell office:value-type="date" office:date-value="2019-09-01">
            <text:p>09/01/19</text:p>
          </table:table-cell>
          <table:table-cell office:value-type="date" office:date-value="2019-11-08">
            <text:p>11/08/19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Create basic stats page template</text:p>
          </table:table-cell>
          <table:table-cell office:value-type="string">
            <text:p>Gentry</text:p>
          </table:table-cell>
          <table:table-cell office:value-type="date" office:date-value="2019-09-01">
            <text:p>09/01/19</text:p>
          </table:table-cell>
          <table:table-cell office:value-type="date" office:date-value="2019-10-26">
            <text:p>10/26/19</text:p>
          </table:table-cell>
          <table:table-cell/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Create map documents </text:p>
          </table:table-cell>
          <table:table-cell office:value-type="string">
            <text:p>Gentry</text:p>
          </table:table-cell>
          <table:table-cell office:value-type="date" office:date-value="2019-10-26">
            <text:p>10/26/19</text:p>
          </table:table-cell>
          <table:table-cell office:value-type="date" office:date-value="2019-11-02">
            <text:p>11/02/19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Create Template for front-end pages</text:p>
          </table:table-cell>
          <table:table-cell office:value-type="string">
            <text:p>Chris</text:p>
          </table:table-cell>
          <table:table-cell office:value-type="date" office:date-value="2019-09-01">
            <text:p>09/01/19</text:p>
          </table:table-cell>
          <table:table-cell office:value-type="date" office:date-value="2019-10-03">
            <text:p>10/03/19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Create dashboard/switchboard functionality</text:p>
          </table:table-cell>
          <table:table-cell office:value-type="string">
            <text:p>Chris, Preston</text:p>
          </table:table-cell>
          <table:table-cell office:value-type="date" office:date-value="2019-10-03">
            <text:p>10/03/19</text:p>
          </table:table-cell>
          <table:table-cell office:value-type="date" office:date-value="2019-11-04">
            <text:p>11/04/19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Style app pages</text:p>
          </table:table-cell>
          <table:table-cell office:value-type="string">
            <text:p>Chris, Preston</text:p>
          </table:table-cell>
          <table:table-cell office:value-type="date" office:date-value="2019-11-04">
            <text:p>11/04/19</text:p>
          </table:table-cell>
          <table:table-cell office:value-type="date" office:date-value="2019-11-12">
            <text:p>11/12/1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owcase app</text:p>
          </table:table-cell>
          <table:table-cell office:value-type="string">
            <text:p>Team</text:p>
          </table:table-cell>
          <table:table-cell table:number-columns-repeated="2" office:value-type="date" office:date-value="2019-11-15">
            <text:p>11/15/19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10/13/2019</text:date>, <text:time>15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rown</meta:initial-creator>
    <meta:creation-date>2019-10-13T15:22:27.64</meta:creation-date>
    <dc:date>2019-10-13T15:49:24.61</dc:date>
    <dc:creator>chris brown</dc:creator>
    <meta:editing-duration>PT11M46S</meta:editing-duration>
    <meta:editing-cycles>1</meta:editing-cycles>
    <meta:document-statistic meta:table-count="3" meta:cell-count="71" meta:object-count="0"/>
    <meta:generator>OpenOffice/4.1.5$Win32 OpenOffice.org_project/415m1$Build-9789</meta:generator>
  </office:meta>
</office:document-meta>
</file>